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6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875" office:value-type="float" office:value="0.875" calcext:value-type="float">
            <text:p>0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Jordan Hanson</meta:initial-creator>
    <meta:creation-date>2022-02-19T22:37:50</meta:creation-date>
    <dc:date>2022-03-04T14:57:28.254139925</dc:date>
    <meta:editing-duration>PT6H44M19S</meta:editing-duration>
    <meta:editing-cycles>22</meta:editing-cycles>
    <meta:document-statistic meta:table-count="1" meta:cell-count="113" meta:object-count="0"/>
  </office:meta>
</office:document-meta>
</file>